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9.056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993cm" fo:break-before="auto" style:use-optimal-row-height="true"/>
    </style:style>
    <style:style style:name="ro17" style:family="table-row">
      <style:table-row-properties style:row-height="0.921cm" fo:break-before="auto" style:use-optimal-row-height="true"/>
    </style:style>
    <style:style style:name="ro18" style:family="table-row">
      <style:table-row-properties style:row-height="1.446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3.21cm" fo:break-before="auto" style:use-optimal-row-height="true"/>
    </style:style>
    <style:style style:name="ro21" style:family="table-row">
      <style:table-row-properties style:row-height="4.711cm" fo:break-before="auto" style:use-optimal-row-height="true"/>
    </style:style>
    <style:style style:name="ro22" style:family="table-row">
      <style:table-row-properties style:row-height="2.106cm" fo:break-before="auto" style:use-optimal-row-height="true"/>
    </style:style>
    <style:style style:name="ro23" style:family="table-row">
      <style:table-row-properties style:row-height="1.711cm" fo:break-before="auto" style:use-optimal-row-height="true"/>
    </style:style>
    <style:style style:name="ro24" style:family="table-row">
      <style:table-row-properties style:row-height="2.027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4.948cm" fo:break-before="auto" style:use-optimal-row-height="tru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6.054cm" fo:break-before="auto" style:use-optimal-row-height="true"/>
    </style:style>
    <style:style style:name="ro31" style:family="table-row">
      <style:table-row-properties style:row-height="2.29cm" fo:break-before="auto" style:use-optimal-row-height="true"/>
    </style:style>
    <style:style style:name="ro32" style:family="table-row">
      <style:table-row-properties style:row-height="0.974cm" fo:break-before="auto" style:use-optimal-row-height="true"/>
    </style:style>
    <style:style style:name="ro33" style:family="table-row">
      <style:table-row-properties style:row-height="0.947cm" fo:break-before="auto" style:use-optimal-row-height="true"/>
    </style:style>
    <style:style style:name="ro34" style:family="table-row">
      <style:table-row-properties style:row-height="1.842cm" fo:break-before="auto" style:use-optimal-row-height="true"/>
    </style:style>
    <style:style style:name="ro35" style:family="table-row">
      <style:table-row-properties style:row-height="0.499cm" fo:break-before="auto" style:use-optimal-row-height="true"/>
    </style:style>
    <style:style style:name="ro36" style:family="table-row">
      <style:table-row-properties style:row-height="1.395cm" fo:break-before="auto" style:use-optimal-row-height="true"/>
    </style:style>
    <style:style style:name="ro37" style:family="table-row">
      <style:table-row-properties style:row-height="2.764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0.552cm" fo:break-before="auto" style:use-optimal-row-height="true"/>
    </style:style>
    <style:style style:name="ro40" style:family="table-row">
      <style:table-row-properties style:row-height="3.316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be480a"/>
    </style:style>
    <style:style style:name="T6" style:family="text">
      <style:text-properties fo:color="#ff0000"/>
    </style:style>
    <style:style style:name="T7" style:family="text">
      <style:text-properties fo:color="#3465a4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 fo:color="#808080"/>
    </style:style>
    <style:style style:name="T1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7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8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8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8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2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1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2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9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0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2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3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4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5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1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8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4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9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5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8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7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8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69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1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3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4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5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0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9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0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1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7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7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09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0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2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3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4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7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8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4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7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2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3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5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УСТАНОВКА И ДЕИНСТАЛЛЯЦИЯ ПАКЕТОВ</text:p>
          </table:table-cell>
          <table:table-cell table:style-name="ce108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ТЕРМИНАЛ gnome-terminal</text:p>
          </table:table-cell>
          <table:table-cell table:style-name="ce108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 Привет</text:p>
          </table:table-cell>
          <table:table-cell table:style-name="ce104" office:value-type="string" calcext:value-type="string">
            <text:p><text:span text:style-name="T12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6" office:value-type="string" calcext:value-type="string">
            <text:p>command1 &amp;&amp; command2 &amp;&amp; command3</text:p>
          </table:table-cell>
          <table:table-cell table:style-name="ce104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ommand1; command2; command3</text:p>
          </table:table-cell>
          <table:table-cell table:style-name="ce104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104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4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5">опции</text:span> <text:span text:style-name="T6">команда</text:span> <text:span text:style-name="T7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8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9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9">usermod</text:span> <text:span text:style-name="T4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9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12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6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-R 777 &lt;имя папки&gt;</text:p>
          </table:table-cell>
          <table:table-cell table:style-name="ce104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10">sudo fdisk -l     </text:span><text:span text:style-name="T11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13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term -e ./myscript.sh</text:p>
          </table:table-cell>
          <table:table-cell table:style-name="ce104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104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104" office:value-type="string" calcext:value-type="string">
            <text:p>Питоновское <text:span text:style-name="T13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12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04" table:number-columns-repeated="2"/>
          <table:table-cell table:number-columns-repeated="1022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4">git </text:span><text:span text:style-name="T15">add</text:span><text:span text:style-name="T16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7">git </text:span><text:span text:style-name="T18">commit</text:span><text:span text:style-name="T19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20">push</text:span> -u <text:span text:style-name="T21">origin master</text:span></text:p>
          </table:table-cell>
          <table:table-cell table:style-name="ce104" office:value-type="string" calcext:value-type="string">
            <text:p><text:span text:style-name="T66">из локального выгрузить ветку главную в репозиторий, подключенный как </text:span><text:span text:style-name="T67">origin</text:span><text:span text:style-name="T68">, в ветку </text:span><text:span text:style-name="T69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4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4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4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5">git </text:span><text:span text:style-name="T26">clone</text:span><text:span text:style-name="T27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lean -df</text:p>
            <text:p>git reset --hard</text:p>
            <text:p>git pull <text:span text:style-name="T23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43">создать «легковесный» тэг, связанный с последним</text:span></text:p>
            <text:p><text:span text:style-name="T4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git <text:span text:style-name="T28">reset</text:span> --soft <text:span text:style-name="T21">origin feature</text:span></text:p>
          </table:table-cell>
          <table:table-cell table:style-name="ce104" office:value-type="string" calcext:value-type="string">
            <text:p><text:span text:style-name="T70">Главная команда!</text:span></text:p>
            <text:p><text:span text:style-name="T4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reset HEAD~1</text:p>
          </table:table-cell>
          <table:table-cell table:style-name="ce104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6">
          <table:table-cell table:style-name="ce119" office:value-type="string" calcext:value-type="string">
            <text:p>git revert HEAD</text:p>
          </table:table-cell>
          <table:table-cell table:style-name="ce104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16">
          <table:table-cell table:style-name="ce119" office:value-type="string" calcext:value-type="string">
            <text:p>git reset ORIG_HEAD</text:p>
          </table:table-cell>
          <table:table-cell table:style-name="ce104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28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git <text:span text:style-name="T22">diff</text:span> --stat --cached<text:span text:style-name="T23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29">git </text:span><text:span text:style-name="T30">remote</text:span><text:span text:style-name="T31"> </text:span><text:span text:style-name="T32">show </text:span><text:span text:style-name="T33">origin</text:span></text:p>
          </table:table-cell>
          <table:table-cell table:style-name="ce30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43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4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5">git config --global user.email </text:span><text:span text:style-name="T36">"</text:span>AntAlMakarov@greenatom.ru<text:span text:style-name="T37">"</text:span></text:p>
          </table:table-cell>
          <table:table-cell table:style-name="ce104" office:value-type="string" calcext:value-type="string">
            <text:p><text:span text:style-name="T44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38">git </text:span><text:span text:style-name="T39">remote </text:span><text:span text:style-name="T40">add</text:span><text:span text:style-name="T41"> </text:span><text:span text:style-name="T40">origin</text:span><text:span text:style-name="T42"> </text:span>https://gitlab.com/dev/name_repo<text:span text:style-name="T43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44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5">remote </text:span><text:span text:style-name="T46">set-url</text:span><text:span text:style-name="T47"> </text:span><text:span text:style-name="T46">origin</text:span><text:span text:style-name="T47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8">
          <table:table-cell table:style-name="ce104" office:value-type="string" calcext:value-type="string">
            <text:p><text:span text:style-name="T8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4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13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4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9">
          <table:table-cell table:style-name="ce118" office:value-type="string" calcext:value-type="string">
            <text:p>$ git checkout &lt;feature&gt;</text:p>
            <text:p>$ git <text:span text:style-name="T4">merge</text:span> master</text:p>
            <text:p>(or)</text:p>
            <text:p>$ git <text:span text:style-name="T4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9">
          <table:table-cell table:style-name="ce118" office:value-type="string" calcext:value-type="string">
            <text:p>git checkout &lt;feature&gt;</text:p>
            <text:p>git <text:span text:style-name="T48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stash</text:span> save <text:span text:style-name="T50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9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9">push -d</text:span> origin &lt;branch_name&gt;</text:p>
          </table:table-cell>
          <table:table-cell table:style-name="ce118" office:value-type="string" calcext:value-type="string">
            <text:p><text:span text:style-name="T13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51">stash</text:span> <text:span text:style-name="T52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<text:span text:style-name="T49">stash</text:span></text:p>
            <text:p>git checkout branch123</text:p>
            <text:p>git <text:span text:style-name="T49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3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0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4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4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21">
          <table:table-cell table:style-name="ce127" office:value-type="string" calcext:value-type="string" table:number-columns-spanned="2" table:number-rows-spanned="1">
            <text:p><text:span text:style-name="T43">Open a terminal on Linux or macOS, or Git Bash / WSL on Windows.</text:span></text:p>
            <text:p><text:span text:style-name="T43">Generate a new ED25519 SSH key pair:</text:span></text:p>
            <text:p><text:span text:style-name="T43">ssh-keygen -t ed25519 -C "email@example.com"</text:span></text:p>
            <text:p/>
            <text:p><text:span text:style-name="T43">Or, if you want to use RSA:</text:span></text:p>
            <text:p><text:span text:style-name="T43">ssh-keygen -t rsa -b 4096 -C "email@example.com"</text:span></text:p>
            <text:p/>
            <text:p><text:span text:style-name="T43">It will generate the key in =&gt; C:\Users\yourname.ssh directory.</text:span></text:p>
            <text:p><text:span text:style-name="T43">Copy the public key and paste in the gitlab location.</text:span></text:p>
            <text:p/>
            <text:p><text:span text:style-name="T43">ssh-agent $(ssh-add C:\Users\youname\.ssh\id_rsa; git clone </text:span>git@gitlab.com<text:span text:style-name="T43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2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43">Если шаблон начинается со слеша, то он соответствует файлам и каталогам только в корне хранилища. ???</text:span></text:p>
            <text:p/>
            <text:p><text:span text:style-name="T7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43">file.o</text:span></text:p>
            <text:p><text:span text:style-name="T43">file.a</text:span></text:p>
            <text:p><text:span text:style-name="T43">dsfgfdg.o</text:span></text:p>
            <text:p/>
          </table:table-cell>
          <table:table-cell table:number-columns-repeated="1022"/>
        </table:table-row>
        <table:table-row table:style-name="ro24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43">Если первым знаком стоит восклицательный, он зачит отрицание - любой символ КРОМЕ указанных в скобках</text:span></text:p>
            <text:p><text:span text:style-name="T43">file.s</text:span></text:p>
            <text:p><text:span text:style-name="T43">file.1</text:span></text:p>
            <text:p><text:span text:style-name="T43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!.gitignore</text:span></text:p>
            <text:p><text:span text:style-name="T43">!script.pl</text:span></text:p>
            <text:p><text:span text:style-name="T43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43">...even if they are in subdirectories</text:span></text:p>
            <text:p/>
          </table:table-cell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43">!*/a/b/file1.txt</text:span></text:p>
            <text:p><text:span text:style-name="T43">!*/a/b/c/*</text:span></text:p>
          </table:table-cell>
          <table:table-cell table:style-name="ce104" office:value-type="string" calcext:value-type="string">
            <text:p><text:span text:style-name="T4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/files/data.zip</text:span></text:p>
            <text:p><text:span text:style-name="T43">/server.log</text:span></text:p>
            <text:p><text:span text:style-name="T43">/uploads/users/data/info.xls</text:span></text:p>
          </table:table-cell>
          <table:table-cell table:style-name="ce104" office:value-type="string" calcext:value-type="string">
            <text:p><text:span text:style-name="T43">Конкретные файлы</text:span></text:p>
            <text:p/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43">*.zip</text:span></text:p>
            <text:p><text:span text:style-name="T43">*.log</text:span></text:p>
            <text:p><text:span text:style-name="T43">*.pdf</text:span></text:p>
            <text:p><text:span text:style-name="T43">*.xls</text:span></text:p>
          </table:table-cell>
          <table:table-cell table:style-name="ce104" office:value-type="string" calcext:value-type="string">
            <text:p><text:span text:style-name="T4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72">Игнорирование конкретного файла </text:span><text:span text:style-name="T73">ТОЛЬКО в корне проекта</text:span></text:p>
            <text:p><text:span text:style-name="T71">(корнём считается расположение файла .gitignore)</text:span></text:p>
            <text:p><text:span text:style-name="T71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7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4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5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4">Игнорирование всех файлов и папок ТОЛЬКО в конкретной директории </text:span><text:span text:style-name="T75">корень/</text:span><text:span text:style-name="T76">images</text:span></text:p>
            <text:p><text:span text:style-name="T43">(включая поддиректории и файлы в них)</text:span></text:p>
            <text:p><text:span text:style-name="T43">Например /images/user.jpg, /images/company/logo.png</text:span></text:p>
            <text:p><text:span text:style-name="T4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5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43">Игнорирование ВСЕХ html-файлов в ОДНОЙ КОНКРЕТНОЙ директории(НЕ ВКЛЮЧАЯ поддиректории)</text:span></text:p>
            <text:p><text:span text:style-name="T43"># Например /private/index.html</text:span></text:p>
            <text:p><text:span text:style-name="T4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43">Игнорирование ВСЕХ html-файлов в КОНКРЕТНОЙ директории ВКЛЮЧАЯ поддиректории</text:span></text:p>
            <text:p><text:span text:style-name="T43"># Например /private/info.html, /private/users/ivan/info.html</text:span>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3">/secret/*</text:span></text:p>
            <text:p><text:span text:style-name="T43">!/secret/free.txt</text:span></text:p>
          </table:table-cell>
          <table:table-cell table:style-name="ce104" office:value-type="string" calcext:value-type="string">
            <text:p><text:span text:style-name="T43">Исключение из игнорирования</text:span></text:p>
            <text:p><text:span text:style-name="T43"># Игнорирование ВСЕХ файлов и папок внутри директории /secret,</text:span></text:p>
            <text:p><text:span text:style-name="T4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4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43">Игнорирование всех JPG и JPEG файлов внутри директорий,</text:span></text:p>
            <text:p><text:span text:style-name="T43">которые начинаются на "h" и МОГУТ содержать ещё один символ после</text:span></text:p>
            <text:p><text:span text:style-name="T4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1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7">
          <table:table-cell table:style-name="ce104" office:value-type="string" calcext:value-type="string">
            <text:p><text:span text:style-name="T53">$CI_COMMIT_REF_SLUG</text:span></text:p>
          </table:table-cell>
          <table:table-cell table:style-name="ce104" office:value-type="string" calcext:value-type="string">
            <text:p><text:span text:style-name="T4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131" office:value-type="string" calcext:value-type="string">
            <text:p><text:span text:style-name="T54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5">- </text:span><text:span text:style-name="T56">echo</text:span><text:span text:style-name="T57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8">
          <table:table-cell table:style-name="ce104" office:value-type="string" calcext:value-type="string">
            <text:p><text:span text:style-name="T58">.deploy_common:</text:span></text:p>
            <text:p><text:span text:style-name="T59"># common config HERE</text:span></text:p>
            <text:p/>
            <text:p><text:span text:style-name="T60">deploy_master_CD</text:span><text:span text:style-name="T61">:</text:span></text:p>
            <text:p><text:span text:style-name="T60">extends</text:span><text:span text:style-name="T61">: .deploy_common</text:span></text:p>
            <text:p><text:span text:style-name="T60">only</text:span><text:span text:style-name="T61">:</text:span></text:p>
            <text:p><text:span text:style-name="T60">refs</text:span><text:span text:style-name="T61">:</text:span></text:p>
            <text:p><text:span text:style-name="T62">- master</text:span></text:p>
            <text:p/>
            <text:p><text:span text:style-name="T60">deploy_manual</text:span><text:span text:style-name="T61">:</text:span></text:p>
            <text:p><text:span text:style-name="T60">extends</text:span><text:span text:style-name="T61">: .deploy_common</text:span></text:p>
            <text:p><text:span text:style-name="T60">when</text:span><text:span text:style-name="T61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<text:span text:style-name="T60">deploy</text:span><text:span text:style-name="T61">:</text:span></text:p>
            <text:p><text:span text:style-name="T60">rules</text:span><text:span text:style-name="T61">:</text:span></text:p>
            <text:p><text:span text:style-name="T63">- </text:span><text:span text:style-name="T64">if</text:span><text:span text:style-name="T65">: '$CI_COMMIT_REF_NAME == "master"'</text:span></text:p>
            <text:p><text:span text:style-name="T63">- </text:span><text:span text:style-name="T64">when</text:span><text:span text:style-name="T65">: manual</text:span></text:p>
          </table:table-cell>
          <table:table-cell table:style-name="ce118" office:value-type="string" calcext:value-type="string">
            <text:p><text:span text:style-name="T25">УСЛОВИЯ запуска лучше ставить через </text:span><text:span text:style-name="T77">rules</text:span><text:span text:style-name="T78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29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30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37"/>
          <table:table-cell table:style-name="ce141" office:value-type="string" calcext:value-type="string">
            <text:p><text:span text:style-name="T231">Docker Desktop</text:span> разворачивает приложения по умолчанию на адресе localhost</text:p>
            <text:p><text:span text:style-name="T231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0">
          <table:table-cell table:style-name="ce138" office:value-type="string" calcext:value-type="string">
            <text:p>sudo groupadd docker</text:p>
            <text:p/>
            <text:p><text:span text:style-name="T79">sudo gpasswd -a $USER docker</text:span></text:p>
          </table:table-cell>
          <table:table-cell table:style-name="ce141" office:value-type="string" calcext:value-type="string">
            <text:p><text:span text:style-name="T232">To run docker without sudo:</text:span></text:p>
            <text:p><text:span text:style-name="T232">Add the docker group if it doesn't already exist.</text:span></text:p>
            <text:p><text:span text:style-name="T232">Add the connected user "$USER" to the docker group.</text:span></text:p>
            <text:p/>
            <text:p><text:span text:style-name="T232">Change the user name to match your preferred user if you do not want to use your current user:</text:span></text:p>
            <text:p/>
            <text:p><text:span text:style-name="T233">Either do a </text:span><text:span text:style-name="T234">newgrp docker</text:span><text:span text:style-name="T235"> or log out/in to activate the changes to groups.</text:span></text:p>
            <text:p><text:span text:style-name="T232">You can use</text:span></text:p>
            <text:p><text:span text:style-name="T79">docker run hello-world</text:span></text:p>
            <text:p><text:span text:style-name="T232">to check if you can run docker without sudo.</text:span></text:p>
            <text:p><text:span text:style-name="T79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9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1">docker ps</text:span><text:span text:style-name="T82"> </text:span><text:span text:style-name="T83">-a -q</text:span></text:p>
          </table:table-cell>
          <table:table-cell table:style-name="ce104" office:value-type="string" calcext:value-type="string">
            <text:p><text:span text:style-name="T236">увидеть </text:span><text:span text:style-name="T83">только ID всех</text:span><text:span text:style-name="T82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</text:span><text:span text:style-name="T82"> </text:span><text:span text:style-name="T83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4">docker logs</text:span><text:span text:style-name="T82"> </text:span><text:span text:style-name="T85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6">docker </text:span><text:span text:style-name="T87">run</text:span><text:span text:style-name="T88"> -it </text:span><text:span text:style-name="T89">&lt;image name or ID&gt; </text:span><text:span text:style-name="T87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90">docker </text:span><text:span text:style-name="T91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4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31">
          <table:table-cell table:style-name="ce104"/>
          <table:table-cell table:style-name="ce104" office:value-type="string" calcext:value-type="string">
            <text:p><text:span text:style-name="T9">Создают доп. ссылку на имадж.</text:span></text:p>
            <text:p><text:span text:style-name="T9">Старая ссылка, если была, то остается, и получается 2 ссылки на 1 имадж.</text:span></text:p>
            <text:p><text:span text:style-name="T9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4">tag</text:span> <text:span text:style-name="T92">0e5574283393</text:span> <text:span text:style-name="T34">fedora</text:span>/<text:span text:style-name="T34">httpd</text:span>:<text:span text:style-name="T93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2">
          <table:table-cell table:style-name="ce104" office:value-type="string" calcext:value-type="string">
            <text:p><text:span text:style-name="T94">docker build</text:span> <text:span text:style-name="T95">-t </text:span><text:span text:style-name="T96">&lt;имя имаджа&gt;</text:span>:<text:span text:style-name="T34">&lt;тэг&gt;</text:span> . <text:span text:style-name="T4">--no-cache</text:span></text:p>
          </table:table-cell>
          <table:table-cell table:style-name="ce106" office:value-type="string" calcext:value-type="string">
            <text:p>остроить имадж <text:span text:style-name="T237">с указанием имени и тэга</text:span>, <text:span text:style-name="T238">не используя кэш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7">docker build </text:span><text:span text:style-name="T98">-f Dockerfile</text:span><text:span text:style-name="T99"> -t </text:span><text:span text:style-name="T100">&lt;имя имаджа&gt;</text:span><text:span text:style-name="T101">:&lt;тэг&gt; </text:span><text:span text:style-name="T99">.</text:span></text:p>
          </table:table-cell>
          <table:table-cell table:style-name="ce104" office:value-type="string" calcext:value-type="string">
            <text:p><text:span text:style-name="T172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02">docker build -t </text:span><text:span text:style-name="T103">&lt;DockerHub account name&gt;</text:span><text:span text:style-name="T104">/</text:span><text:span text:style-name="T105">&lt;New Image name&gt;</text:span><text:span text:style-name="T106">:</text:span><text:span text:style-name="T107">&lt;Tag of version&gt;</text:span><text:span text:style-name="T104"> .</text:span></text:p>
          </table:table-cell>
          <table:table-cell table:style-name="ce104" office:value-type="string" calcext:value-type="string">
            <text:p><text:span text:style-name="T172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6">запускает образ в </text:span><text:span text:style-name="T239">detached режиме (</text:span><text:span text:style-name="T8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8">docker run -it </text:span><text:span text:style-name="T109">&lt;image name or ID&gt; </text:span><text:span text:style-name="T110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11">= docker create + docker start</text:span></text:p>
          </table:table-cell>
          <table:table-cell table:style-name="ce104"/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12">docker run </text:span><text:span text:style-name="T113">&lt;имя имаджа&gt;</text:span></text:p>
          </table:table-cell>
          <table:table-cell table:style-name="ce104" office:value-type="string" calcext:value-type="string">
            <text:p><text:span text:style-name="T172">запустить контейнер,</text:span></text:p>
            <text:p><text:span text:style-name="T172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4">docker run</text:span><text:span text:style-name="T115"> </text:span><text:span text:style-name="T116">&lt;имя имаджа&gt; </text:span><text:span text:style-name="T115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7">docker run</text:span><text:span text:style-name="T106"> </text:span><text:span text:style-name="T118">--name</text:span><text:span text:style-name="T106"> </text:span><text:span text:style-name="T119">&lt;имя контейнера&gt;</text:span><text:span text:style-name="T106"> </text:span><text:span text:style-name="T120">&lt;имя имаджа&gt;</text:span></text:p>
          </table:table-cell>
          <table:table-cell table:style-name="ce104" office:value-type="string" calcext:value-type="string">
            <text:p><text:span text:style-name="T240">создать и запустить контейнер, указав ему </text:span><text:span text:style-name="T241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21">docker </text:span><text:span text:style-name="T122">run --name </text:span><text:span text:style-name="T123">&lt;имя контейнера&gt;</text:span><text:span text:style-name="T124"> </text:span><text:span text:style-name="T125">-d</text:span><text:span text:style-name="T126"> </text:span><text:span text:style-name="T127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42">фоном, ДЕМОНОМ</text:span><text:span text:style-name="T243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28">start </text:span><text:span text:style-name="T129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8">docker start</text:span><text:span text:style-name="T110"> </text:span><text:span text:style-name="T130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86">docker start</text:span><text:span text:style-name="T131"> </text:span><text:span text:style-name="T132">-a</text:span><text:span text:style-name="T131"> </text:span><text:span text:style-name="T133">225824d4f37c</text:span></text:p>
          </table:table-cell>
          <table:table-cell table:style-name="ce141" office:value-type="string" calcext:value-type="string">
            <text:p><text:span text:style-name="T244">start a container with ID 225824d4f37c </text:span><text:span text:style-name="T245">showing</text:span><text:span text:style-name="T110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4">docker </text:span><text:span text:style-name="T135">run</text:span><text:span text:style-name="T136"> </text:span><text:span text:style-name="T137">-it</text:span><text:span text:style-name="T136"> </text:span><text:span text:style-name="T138">-p</text:span><text:span text:style-name="T136"> 1234:8080 </text:span><text:span text:style-name="T139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48" office:value-type="string" calcext:value-type="string">
            <text:p><text:span text:style-name="T140">sudo docker</text:span><text:span text:style-name="T141"> </text:span><text:span text:style-name="T140">run</text:span><text:span text:style-name="T141"> </text:span><text:span text:style-name="T142">-it -p</text:span><text:span text:style-name="T141"> 8080:8080 --network=</text:span><text:span text:style-name="T143">"host"</text:span><text:span text:style-name="T141"> </text:span><text:span text:style-name="T140">--name</text:span><text:span text:style-name="T144"> </text:span><text:span text:style-name="T145">&lt;имя контейнера&gt;</text:span><text:span text:style-name="T146"> </text:span><text:span text:style-name="T147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4">
          <table:table-cell table:style-name="ce149" office:value-type="string" calcext:value-type="string">
            <text:p><text:span text:style-name="T148">docker </text:span><text:span text:style-name="T149">run</text:span><text:span text:style-name="T150"> </text:span><text:span text:style-name="T151">-it</text:span><text:span text:style-name="T150"> </text:span><text:span text:style-name="T152">-p</text:span><text:span text:style-name="T150"> 1234:8080 tomcat</text:span></text:p>
          </table:table-cell>
          <table:table-cell table:style-name="ce142" office:value-type="string" calcext:value-type="string">
            <text:p><text:span text:style-name="T54">запустить Томкат</text:span></text:p>
            <text:p><text:span text:style-name="T246">-it</text:span><text:span text:style-name="T199"> - интерактивно, будем видеть, как он бежит в терминале,</text:span></text:p>
            <text:p><text:span text:style-name="T246">-p</text:span><text:span text:style-name="T199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53">docker run </text:span><text:span text:style-name="T154">busybox</text:span><text:span text:style-name="T115"> </text:span><text:span text:style-name="T155">&lt;LINUX COMMAND&gt;</text:span></text:p>
          </table:table-cell>
          <table:table-cell table:style-name="ce141" office:value-type="string" calcext:value-type="string">
            <text:p><text:span text:style-name="T244">контейнер</text:span><text:span text:style-name="T247">, </text:span><text:span text:style-name="T248">позволяющий выполнять комманды Linux</text:span></text:p>
          </table:table-cell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56">docker run </text:span><text:span text:style-name="T157">-it</text:span><text:span text:style-name="T158"> </text:span><text:span text:style-name="T159">busybox</text:span><text:span text:style-name="T158"> </text:span><text:span text:style-name="T160">sh</text:span></text:p>
          </table:table-cell>
          <table:table-cell table:style-name="ce141" office:value-type="string" calcext:value-type="string">
            <text:p><text:span text:style-name="T249">run a container with this window </text:span><text:span text:style-name="T250">connected to STDIN</text:span><text:span text:style-name="T131"> of a container and </text:span><text:span text:style-name="T251">linux terminal opened</text:span><text:span text:style-name="T131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61">docker run</text:span><text:span text:style-name="T106"> </text:span><text:span text:style-name="T162">-p</text:span><text:span text:style-name="T106"> </text:span><text:span text:style-name="T162">8080</text:span><text:span text:style-name="T106">:8080 </text:span><text:span text:style-name="T120">&lt;image name or ID&gt;</text:span></text:p>
          </table:table-cell>
          <table:table-cell table:style-name="ce141" office:value-type="string" calcext:value-type="string">
            <text:p><text:span text:style-name="T244">Порты: </text:span><text:span text:style-name="T252">СНАРУЖИ</text:span><text:span text:style-name="T110">:ВНУТРИ.</text:span></text:p>
            <text:p><text:span text:style-name="T244">run a container with </text:span><text:span text:style-name="T253">redirecting incoming fetches</text:span><text:span text:style-name="T110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02">docker run --name</text:span><text:span text:style-name="T106"> </text:span><text:span text:style-name="T163">&lt;имя контейнера&gt;</text:span><text:span text:style-name="T106"> </text:span><text:span text:style-name="T164">-d</text:span><text:span text:style-name="T118"> --rm </text:span><text:span text:style-name="T107">&lt;имя имаджа&gt;</text:span></text:p>
          </table:table-cell>
          <table:table-cell table:style-name="ce141" office:value-type="string" calcext:value-type="string">
            <text:p><text:span text:style-name="T254">- создать и запустить контейнер </text:span><text:span text:style-name="T208">фоном</text:span><text:span text:style-name="T195">, </text:span><text:span text:style-name="T22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7">docker run --rm --name</text:span><text:span text:style-name="T101"> </text:span><text:span text:style-name="T165">&lt;имя контейнера&gt;</text:span><text:span text:style-name="T101"> -d -p 8080:8080 </text:span><text:span text:style-name="T166">-e TZ=Europe/Moscow</text:span><text:span text:style-name="T101"> &lt;имя имаджа&gt;</text:span></text:p>
          </table:table-cell>
          <table:table-cell table:style-name="ce104" office:value-type="string" calcext:value-type="string">
            <text:p><text:span text:style-name="T172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7">docker run --name</text:span> <text:span text:style-name="T168">&lt;имя контейнера&gt; </text:span>-<text:span text:style-name="T169">d</text:span> -<text:span text:style-name="T170">p</text:span> 8080:8080 -<text:span text:style-name="T171">e</text:span> <text:span text:style-name="T172">TZ</text:span>=<text:span text:style-name="T173">Europe</text:span>/<text:span text:style-name="T174">Moscow</text:span> <text:span text:style-name="T175">-v &lt;абсолютный путь на хостовой машине&gt;: &lt;абсолютный путь внутри контейнера</text:span><text:span text:style-name="T176">&gt; &lt;имя имаджа&gt;</text:span></text:p>
          </table:table-cell>
          <table:table-cell table:style-name="ce104" office:value-type="string" calcext:value-type="string">
            <text:p><text:span text:style-name="T236">монтирование папки для сохранения данных </text:span><text:span text:style-name="T83">внутри контейнера</text:span><text:span text:style-name="T82"> между запусками</text:span></text:p>
          </table:table-cell>
          <table:table-cell table:number-columns-repeated="1022"/>
        </table:table-row>
        <table:table-row table:style-name="ro31">
          <table:table-cell table:style-name="ce141" office:value-type="string" calcext:value-type="string">
            <text:p><text:span text:style-name="T177">docker run -p 3000:3000 </text:span><text:span text:style-name="T157">-v app/node_modules</text:span><text:span text:style-name="T178"> </text:span><text:span text:style-name="T179">-v $(pwd):/app</text:span><text:span text:style-name="T178"> </text:span><text:span text:style-name="T159">&lt;image ID&gt;</text:span></text:p>
          </table:table-cell>
          <table:table-cell table:style-name="ce141" office:value-type="string" calcext:value-type="string">
            <text:p><text:span text:style-name="T255">put a bookmark on a nod modules folder of a container (bookmark means «Don“t touch it, don“t reference, this folder works fine»)</text:span><text:span text:style-name="T110"> and </text:span><text:span text:style-name="T256">make reference of our (PWD — print working directory) workdir folder to a folder inside a container</text:span></text:p>
            <text:p><text:span text:style-name="T54">(we make a volume = refernce)</text:span></text:p>
          </table:table-cell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80">docker</text:span><text:span text:style-name="T181"> </text:span><text:span text:style-name="T182">run</text:span><text:span text:style-name="T183"> --</text:span><text:span text:style-name="T184">rm</text:span><text:span text:style-name="T185"> -</text:span><text:span text:style-name="T184">d</text:span><text:span text:style-name="T183"> -</text:span><text:span text:style-name="T182">p</text:span><text:span text:style-name="T186"> 27017: 27017 </text:span><text:span text:style-name="T182">mongo</text:span></text:p>
          </table:table-cell>
          <table:table-cell table:style-name="ce141" office:value-type="string" calcext:value-type="string">
            <text:p><text:span text:style-name="T54">запуск контейнера </text:span>Mongo из имаджа с Докер-библиотеки. <text:span text:style-name="T231">Временная</text:span> ДБ, которая <text:span text:style-name="T231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7">docker volume create</text:span><text:span text:style-name="T110"> </text:span><text:span text:style-name="T188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89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90">docker run --rm --name</text:span> &lt; имя контейнера &gt; <text:span text:style-name="T191">-d -p 8080:8080 -e TZ=Europe/Moscow -</text:span><text:span text:style-name="T192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7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0">docker</text:span> exec -it &lt;container ID&gt; &lt;command&gt;</text:p>
          </table:table-cell>
          <table:table-cell table:style-name="ce104" office:value-type="string" calcext:value-type="string">
            <text:p><text:span text:style-name="T258">allows to provide input</text:span><text:span text:style-name="T101"> </text:span><text:span text:style-name="T98">with tips and help</text:span><text:span text:style-name="T101"> to STDIN and </text:span><text:span text:style-name="T259">send another command</text:span><text:span text:style-name="T101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3">docker exec -it </text:span><text:span text:style-name="T194">&lt;container ID&gt;</text:span><text:span text:style-name="T195"> </text:span><text:span text:style-name="T196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7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72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7">
          <table:table-cell table:style-name="ce141" office:value-type="string" calcext:value-type="string">
            <text:p><text:span text:style-name="T198">docker </text:span><text:span text:style-name="T91">commit</text:span><text:span text:style-name="T199"> </text:span><text:span text:style-name="T200">-c</text:span><text:span text:style-name="T199"> </text:span><text:span text:style-name="T201">„CMD [«redis-server»]“</text:span><text:span text:style-name="T199"> </text:span><text:span text:style-name="T202">&lt;ID of a container&gt;</text:span></text:p>
          </table:table-cell>
          <table:table-cell table:style-name="ce141" office:value-type="string" calcext:value-type="string">
            <text:p><text:span text:style-name="T54">Создаёт имадж из выбранного контейнера.</text:span></text:p>
            <text:p><text:span text:style-name="T54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4">Именно так на каждом шагу делают Dockerfiles</text:span></text:p>
          </table:table-cell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90">docker </text:span><text:span text:style-name="T91">commit</text:span><text:span text:style-name="T203"> </text:span><text:span text:style-name="T204">5267e21d140</text:span><text:span text:style-name="T203"> </text:span><text:span text:style-name="T205">denis_v2</text:span><text:span text:style-name="T203">:</text:span><text:span text:style-name="T206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9">
          <table:table-cell table:style-name="ce104" office:value-type="string" calcext:value-type="string">
            <text:p><text:span text:style-name="T80">docker</text:span> <text:span text:style-name="T207">cp</text:span> foo.txt <text:span text:style-name="T93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<text:span text:style-name="T207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80">docker</text:span> <text:span text:style-name="T207">cp</text:span> src/. mycontainer:/target</text:p>
            <text:p><text:span text:style-name="T80">docker</text:span> <text:span text:style-name="T207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53">docker </text:span><text:span text:style-name="T208">stop</text:span><text:span text:style-name="T115"> </text:span><text:span text:style-name="T194">&lt;name or ID of a container&gt;</text:span></text:p>
          </table:table-cell>
          <table:table-cell table:style-name="ce141" office:value-type="string" calcext:value-type="string">
            <text:p><text:span text:style-name="T260">stop </text:span><text:span text:style-name="T199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93">docker </text:span><text:span text:style-name="T196">kill</text:span><text:span text:style-name="T195"> </text:span><text:span text:style-name="T194">&lt;name or ID of a container&gt;</text:span></text:p>
          </table:table-cell>
          <table:table-cell table:style-name="ce141" office:value-type="string" calcext:value-type="string">
            <text:p><text:span text:style-name="T261">kill</text:span><text:span text:style-name="T130"> container </text:span><text:span text:style-name="T110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0">docker</text:span> <text:span text:style-name="T209">stop</text:span> $(<text:span text:style-name="T80">docker</text:span> <text:span text:style-name="T207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8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10"> </text:span><text:span text:style-name="T211">rm</text:span><text:span text:style-name="T212"> </text:span><text:span text:style-name="T213">&lt;ID контейнера или имя&gt;</text:span></text:p>
          </table:table-cell>
          <table:table-cell table:style-name="ce104" office:value-type="string" calcext:value-type="string">
            <text:p><text:span text:style-name="T236">остановить выполнение контейнера и </text:span><text:span text:style-name="T83">удалить</text:span><text:span text:style-name="T82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4">docker rm</text:span><text:span text:style-name="T215"> $(</text:span><text:span text:style-name="T216">docker ps</text:span><text:span text:style-name="T212"> -</text:span><text:span text:style-name="T217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8">docker</text:span><text:span text:style-name="T219"> </text:span><text:span text:style-name="T220">rmi</text:span><text:span text:style-name="T219"> </text:span><text:span text:style-name="T221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7">docker</text:span><text:span text:style-name="T101"> </text:span><text:span text:style-name="T99">rmi</text:span><text:span text:style-name="T101"> $(</text:span><text:span text:style-name="T222">docker images -q</text:span><text:span text:style-name="T101">)</text:span></text:p>
          </table:table-cell>
          <table:table-cell table:style-name="ce104" office:value-type="string" calcext:value-type="string">
            <text:p><text:span text:style-name="T172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23">sudo docker rmi </text:span><text:span text:style-name="T224">$(</text:span><text:span text:style-name="T225">sudo docker images -f</text:span><text:span text:style-name="T224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111">FROM python:3.6</text:span></text:p>
            <text:p><text:span text:style-name="T226">RUN mkdir -p </text:span><text:span text:style-name="T227">/usr/src/app/</text:span></text:p>
            <text:p><text:span text:style-name="T226">WORKDIR </text:span><text:span text:style-name="T227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53">COPY </text:span><text:span text:style-name="T228">.</text:span><text:span text:style-name="T115"> </text:span><text:span text:style-name="T229">/usr/src/app/</text:span></text:p>
          </table:table-cell>
          <table:table-cell table:style-name="ce137" office:value-type="string" calcext:value-type="string">
            <text:p>- <text:span text:style-name="T262">a path on our computer relatively to a build context</text:span> and <text:span text:style-name="T263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4">CMD [“python”, “app.py”]</text:span></text:p>
          </table:table-cell>
          <table:table-cell table:style-name="ce104" office:value-type="string" calcext:value-type="string">
            <text:p><text:span text:style-name="T240">вместо CMD может быть </text:span><text:span text:style-name="T264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8">
          <table:table-cell table:style-name="ce104" office:value-type="string" calcext:value-type="string">
            <text:p><text:span text:style-name="T111">FROM python:3.8</text:span></text:p>
            <text:p><text:span text:style-name="T111">RUN mkdir -p /usr/src/app1/</text:span></text:p>
            <text:p><text:span text:style-name="T111">WORKDIR /usr/src/app1/</text:span></text:p>
            <text:p><text:span text:style-name="T111">COPY . /usr/src/app1/</text:span></text:p>
            <text:p><text:span text:style-name="T111">RUN pip install --no-cache-dir -r requirements.txt</text:span></text:p>
            <text:p><text:span text:style-name="T111">EXPOSE 8080</text:span></text:p>
            <text:p/>
            <text:p><text:span text:style-name="T111">ENTRYPOINT ["python"]</text:span></text:p>
            <text:p><text:span text:style-name="T111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8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9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89">docker-compose</text:span> <text:span text:style-name="T207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9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8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0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5">В диалоговом окне "</text:span><text:span text:style-name="T266">Система</text:span><text:span text:style-name="T267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1">
          <table:table-cell table:style-name="ce104" office:value-type="string" calcext:value-type="string">
            <text:p><text:span text:style-name="T265">-&gt; На вкладке "О программе" диалогового окна "Свойства системы" -&gt; "</text:span><text:span text:style-name="T266">Переменные среды</text:span><text:span text:style-name="T267">".</text:span></text:p>
            <text:p><text:span text:style-name="T8">-&gt; "Системные переменные"</text:span></text:p>
            <text:p><text:span text:style-name="T8">-&gt; прокрутите список до переменной Path, а затем выберите ее.</text:span></text:p>
            <text:p/>
            <text:p><text:span text:style-name="T8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2">
          <table:table-cell table:style-name="ce104" office:value-type="string" calcext:value-type="string">
            <text:p><text:span text:style-name="T8">Добавляем папку, в которой лежат exe-шники,</text:span></text:p>
            <text:p/>
            <text:p><text:span text:style-name="T8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5">
          <table:table-cell table:style-name="ce104" office:value-type="string" calcext:value-type="string">
            <text:p><text:span text:style-name="T44">sudo sh ./VBoxLinuxAdditions.run</text:span></text:p>
            <text:p><text:span text:style-name="T44">sudo adduser username vboxsf</text:span></text:p>
            <text:p><text:span text:style-name="T44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6:06:23.1404026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22T16:28:29.507099131</dc:date>
    <meta:editing-cycles>586</meta:editing-cycles>
    <meta:editing-duration>P2DT37M39S</meta:editing-duration>
    <meta:document-statistic meta:table-count="5" meta:cell-count="838" meta:object-count="0"/>
  </office:meta>
</office:document-meta>
</file>